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i mathvariant="italic">Hello</mi>
      <mo stretchy="false">+</mo>
      <mi mathvariant="italic">World</mi>
      <mo stretchy="false">+</mo>
      <mi>!</mi>
    </mrow>
    <annotation encoding="StarMath 5.0">Hello	 + World  + !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4:19:58.233563570</meta:creation-date>
    <dc:date>2019-05-08T14:21:17.784308598</dc:date>
    <meta:editing-duration>PT1M20S</meta:editing-duration>
    <meta:editing-cycles>1</meta:editing-cycles>
    <meta:generator>LibreOffice/6.0.7.3$Linux_X86_64 LibreOffice_project/00m0$Build-3</meta:generator>
  </office:meta>
</office:document-meta>
</file>